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arabskie2"/>
    <style:style style:name="P2" style:family="paragraph" style:parent-style-name="Standard" style:list-style-name="L1">
      <style:paragraph-properties fo:margin-top="0cm" fo:margin-bottom="0.101cm" loext:contextual-spacing="false"/>
    </style:style>
    <style:style style:name="P3" style:family="paragraph" style:parent-style-name="rzymskie1" style:list-style-name="rzymskie1"/>
    <style:style style:name="P4" style:family="paragraph" style:parent-style-name="rzymskie1" style:list-style-name="rzymskie1">
      <style:text-properties officeooo:paragraph-rsid="0011e971"/>
    </style:style>
    <style:style style:name="P5" style:family="paragraph" style:parent-style-name="rzymskie1" style:list-style-name="rzymskie1" style:master-page-name="">
      <loext:graphic-properties draw:fill="none"/>
      <style:paragraph-properties fo:margin-top="0.199cm" fo:margin-bottom="0cm" loext:contextual-spacing="false" style:page-number="auto" fo:background-color="transparent"/>
    </style:style>
    <style:style style:name="P6" style:family="paragraph" style:parent-style-name="arabskie2" style:list-style-name="arabskie2"/>
    <style:style style:name="P7" style:family="paragraph" style:parent-style-name="lacinskie2" style:list-style-name="lacinskie2"/>
    <style:style style:name="P8" style:family="paragraph" style:parent-style-name="arabskie3" style:list-style-name="arabskie3"/>
    <style:style style:name="P9" style:family="paragraph" style:parent-style-name="arabskie3" style:list-style-name="arabskie4"/>
    <style:style style:name="P10" style:family="paragraph" style:parent-style-name="arabskie4" style:list-style-name="arabskie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1287861357" text:style-name="rzymskie1">
        <text:list-item>
          <text:p text:style-name="P5">Literatura podmiotu:</text:p>
        </text:list-item>
      </text:list>
      <text:list xml:id="list3562357190" text:style-name="L1">
        <text:list-item>
          <text:p text:style-name="P2">Kochanowski Jan, Odprawa posłów greckich, Zakład Narodowy im. Ossolińskich, Wrocław 1985.</text:p>
        </text:list-item>
        <text:list-item>
          <text:p text:style-name="P2">Machiavelli Niccolo, Książę (fragmenty), [w:] Mrowcewicz Krzysztof, Przeszłość to dziś, Wydawnictwo STENTOR, Warszawa 2004, s. 54-56.</text:p>
        </text:list-item>
        <text:list-item>
          <text:p text:style-name="P2">Shakespeare William, Makbet, Wydawnictwo Łódzkie, Biblioteka Lektur Szkolnych, Łódź 1976.</text:p>
        </text:list-item>
        <text:list-item>
          <text:p text:style-name="P2">Sofokles, Antygona, Krajowa Agencja Wydawnicza Rzeszów, Rzeszów 1990.</text:p>
        </text:list-item>
      </text:list>
      <text:list xml:id="list103357217342253" text:continue-list="list1287861357" text:style-name="rzymskie1">
        <text:list-item>
          <text:p text:style-name="P3">Literatura przedmiotu:</text:p>
        </text:list-item>
      </text:list>
      <text:list xml:id="list334177638" text:style-name="arabskie2">
        <text:list-item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103358194454242" text:continue-list="list103357217342253" text:style-name="rzymskie1">
        <text:list-item>
          <text:p text:style-name="P4">Ramowy plan wypowiedzi:</text:p>
        </text:list-item>
      </text:list>
      <text:list xml:id="list1569487561" text:style-name="lacinskie2">
        <text:list-item>
          <text:p text:style-name="P7">Wstęp</text:p>
        </text:list-item>
      </text:list>
      <text:list xml:id="list688866754" text:style-name="arabskie3">
        <text:list-item>
          <text:list>
            <text:list-item>
              <text:p text:style-name="P8">Rozważania dotyczące* osób sprawujących władzę oraz* sposobów rządzenia.</text:p>
            </text:list-item>
            <text:list-item>
              <text:p text:style-name="P8">"Ksiażę" Niccolo Machiavellego jako punkt odniesienia do analizy postępowania przedstawionych bohaterów – władców.</text:p>
            </text:list-item>
          </text:list>
        </text:list-item>
      </text:list>
      <text:list xml:id="list103356742696412" text:continue-list="list1569487561" text:style-name="lacinskie2">
        <text:list-item>
          <text:p text:style-name="P7">Kolejność prezentowanych argumentów (treści)</text:p>
        </text:list-item>
      </text:list>
      <text:list xml:id="list2924669254" text:style-name="arabskie4">
        <text:list-item>
          <text:list>
            <text:list-item>
              <text:p text:style-name="P9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9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9">Zróżnicowanie* oceny postępowania Kreona jako:</text:p>
            </text:list-item>
          </text:list>
        </text:list-item>
      </text:list>
      <text:list xml:id="list3018825682" text:style-name="arabskie4">
        <text:list-item>
          <text:list>
            <text:list-item>
              <text:list>
                <text:list-item>
                  <text:p>władcy – tyrana i despoty surowo egzekwującego wydane prawa i rozkazy,</text:p>
                </text:list-item>
              </text:list>
            </text:list-item>
          </text:list>
        </text:list-item>
      </text:list>
      <text:list xml:id="list103358035205913" text:continue-list="list2924669254" text:style-name="arabskie4">
        <text:list-header>
          <text:p text:style-name="P9">władcy konsekwentnego, bezkompromisowego, pozbawionego prywaty, kierującego się interesami i obowiązkami państwa.</text:p>
          <text:list text:continue-numbering="true">
            <text:list-item>
              <text:p text:style-name="P9">Sylwetka bezwzględnego Makbeta – władcy zbrodniarza zaślepionego namiętnością władzy, ale bezustannego borykającego się z wyrzutami sumienia:</text:p>
            </text:list-item>
          </text:list>
        </text:list-header>
      </text:list>
      <text:p text:style-name="Standard">tragizm postaci Makbeta – władca ukazany jako marionetka ludzkich namiętności, motyw życia – teatru.</text:p>
      <text:list xml:id="list103357409142547" text:continue-list="list103356742696412" text:style-name="lacinskie2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57835282272" text:continue-list="list103358194454242" text:style-name="rzymskie1">
        <text:list-item>
          <text:p text:style-name="P3">Materiały pomocnicze</text:p>
        </text:list-item>
      </text:list>
      <text:list xml:id="list103357740865388" text:continue-list="list334177638" text:style-name="arabskie2">
        <text:list-item text:start-value="1">
          <text:p text:style-name="P1">kartka z cytatami,</text:p>
        </text:list-item>
        <text:list-item>
          <text:p text:style-name="P1">prezentacja multimedialna.</text:p>
        </text:list-item>
      </text:list>
      <text:p text:style-name="Standard"/>
      <text:p text:style-name="Standard"><text:soft-page-break/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>
      <style:paragraph-properties style:writing-mode="page"/>
    </style:style>
    <style:style style:name="lacinskie2" style:family="paragraph" style:parent-style-name="Standard">
      <style:paragraph-properties fo:margin-top="0.101cm" fo:margin-bottom="0.101cm" loext:contextual-spacing="false" style:writing-mode="page"/>
    </style:style>
    <style:style style:name="arabskie3" style:family="paragraph" style:parent-style-name="Standard" style:list-style-name="arabskie3">
      <style:paragraph-properties fo:margin-top="0cm" fo:margin-bottom="0.101cm" loext:contextual-spacing="false"/>
    </style:style>
    <style:style style:name="lacinskie4" style:family="paragraph" style:parent-style-name="arabskie3" style:list-style-name="arabskie3" style:master-page-name="">
      <style:paragraph-properties style:page-number="auto" style:writing-mode="pag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37.572289975</meta:creation-date>
    <dc:date>2017-10-23T10:33:52.629253212</dc:date>
    <meta:editing-duration>PT6M21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8" meta:character-count="2626" meta:non-whitespace-character-count="2346"/>
  </office:meta>
</office:document-meta>
</file>